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354in" table:align="left"/>
    </style:style>
    <style:style style:name="Table1.A" style:family="table-column">
      <style:table-column-properties style:column-width="0.6875in"/>
    </style:style>
    <style:style style:name="Table1.B" style:family="table-column">
      <style:table-column-properties style:column-width="1.4583in"/>
    </style:style>
    <style:style style:name="Table1.C" style:family="table-column">
      <style:table-column-properties style:column-width="4.4896in"/>
    </style:style>
    <style:style style:name="Table1.A1" style:family="table-cell">
      <style:table-cell-properties style:vertical-align="middle" style:border-line-width-left="0.0007in 0.0347in 0.0007in" style:border-line-width-top="0.0007in 0.0347in 0.0007in" style:border-line-width-bottom="0.0007in 0.0347in 0.0007in" fo:padding="0.0313in" fo:border-left="0.0361in double #808080" fo:border-right="none" fo:border-top="0.0361in double #808080" fo:border-bottom="0.0361in double #808080"/>
    </style:style>
    <style:style style:name="Table1.C1" style:family="table-cell">
      <style:table-cell-properties style:vertical-align="middle" style:border-line-width="0.0007in 0.0347in 0.0007in" fo:padding="0.0313in" fo:border="0.0361in double #808080"/>
    </style:style>
    <style:style style:name="Table1.A2" style:family="table-cell">
      <style:table-cell-properties style:vertical-align="middle" style:border-line-width-left="0.0007in 0.0347in 0.0007in" style:border-line-width-bottom="0.0007in 0.0347in 0.0007in" fo:padding="0.0313in" fo:border-left="0.0361in double #808080" fo:border-right="none" fo:border-top="none" fo:border-bottom="0.0361in double #808080"/>
    </style:style>
    <style:style style:name="Table1.C2" style:family="table-cell">
      <style:table-cell-properties style:vertical-align="middle" style:border-line-width-left="0.0007in 0.0347in 0.0007in" style:border-line-width-right="0.0007in 0.0347in 0.0007in" style:border-line-width-bottom="0.0007in 0.0347in 0.0007in" fo:padding="0.0313in" fo:border-left="0.0361in double #808080" fo:border-right="0.0361in double #808080" fo:border-top="none" fo:border-bottom="0.0361in double #808080"/>
    </style:style>
    <style:style style:name="Table2" style:family="table">
      <style:table-properties style:width="6.6354in" table:align="left"/>
    </style:style>
    <style:style style:name="Table2.A" style:family="table-column">
      <style:table-column-properties style:column-width="0.6875in"/>
    </style:style>
    <style:style style:name="Table2.B" style:family="table-column">
      <style:table-column-properties style:column-width="1.4583in"/>
    </style:style>
    <style:style style:name="Table2.C" style:family="table-column">
      <style:table-column-properties style:column-width="4.4896in"/>
    </style:style>
    <style:style style:name="Table2.A1" style:family="table-cell">
      <style:table-cell-properties style:vertical-align="middle" style:border-line-width-left="0.0007in 0.0347in 0.0007in" style:border-line-width-top="0.0007in 0.0347in 0.0007in" style:border-line-width-bottom="0.0007in 0.0347in 0.0007in" fo:padding="0.0313in" fo:border-left="0.0361in double #808080" fo:border-right="none" fo:border-top="0.0361in double #808080" fo:border-bottom="0.0361in double #808080"/>
    </style:style>
    <style:style style:name="Table2.C1" style:family="table-cell">
      <style:table-cell-properties style:vertical-align="middle" style:border-line-width="0.0007in 0.0347in 0.0007in" fo:padding="0.0313in" fo:border="0.0361in double #808080"/>
    </style:style>
    <style:style style:name="Table2.A2" style:family="table-cell">
      <style:table-cell-properties style:vertical-align="middle" style:border-line-width-left="0.0007in 0.0347in 0.0007in" style:border-line-width-bottom="0.0007in 0.0347in 0.0007in" fo:padding="0.0313in" fo:border-left="0.0361in double #808080" fo:border-right="none" fo:border-top="none" fo:border-bottom="0.0361in double #808080"/>
    </style:style>
    <style:style style:name="Table2.C2" style:family="table-cell">
      <style:table-cell-properties style:vertical-align="middle" style:border-line-width-left="0.0007in 0.0347in 0.0007in" style:border-line-width-right="0.0007in 0.0347in 0.0007in" style:border-line-width-bottom="0.0007in 0.0347in 0.0007in" fo:padding="0.0313in" fo:border-left="0.0361in double #808080" fo:border-right="0.0361in double #808080" fo:border-top="none" fo:border-bottom="0.0361in double #808080"/>
    </style:style>
    <style:style style:name="P1" style:family="paragraph" style:parent-style-name="Heading_20_2">
      <style:text-properties fo:color="#000000" fo:background-color="transparent"/>
    </style:style>
    <style:style style:name="P2" style:family="paragraph" style:parent-style-name="Heading_20_2" style:list-style-name="">
      <style:paragraph-properties fo:padding="0.0193in" fo:border="0.0138in solid #000000"/>
      <style:text-properties fo:color="#ffffff" officeooo:paragraph-rsid="0009d2fa" fo:background-color="transparent"/>
    </style:style>
    <style:style style:name="P3" style:family="paragraph" style:parent-style-name="Heading_20_2">
      <style:paragraph-properties fo:break-before="page"/>
      <style:text-properties fo:color="#000000" fo:background-color="transparent"/>
    </style:style>
    <style:style style:name="P4" style:family="paragraph" style:parent-style-name="Text_20_body" style:list-style-name="L1">
      <style:text-properties fo:color="#000000" officeooo:paragraph-rsid="0009d2fa" fo:background-color="transparent"/>
    </style:style>
    <style:style style:name="P5" style:family="paragraph" style:parent-style-name="Text_20_body" style:list-style-name="">
      <style:text-properties fo:color="#000000" officeooo:paragraph-rsid="0009d2fa" fo:background-color="transparent"/>
    </style:style>
    <style:style style:name="P6" style:family="paragraph" style:parent-style-name="Text_20_body" style:list-style-name="L1">
      <style:text-properties fo:color="#000000" fo:font-size="10pt" officeooo:paragraph-rsid="0009d2fa" fo:background-color="transparent" style:font-size-asian="10pt" style:font-size-complex="10pt"/>
    </style:style>
    <style:style style:name="P7" style:family="paragraph" style:parent-style-name="Text_20_body">
      <style:text-properties fo:background-color="transparent"/>
    </style:style>
    <style:style style:name="P8" style:family="paragraph" style:parent-style-name="Text_20_body">
      <style:text-properties officeooo:paragraph-rsid="0009d2fa" fo:background-color="transparent"/>
    </style:style>
    <style:style style:name="P9" style:family="paragraph" style:parent-style-name="Standard">
      <style:text-properties fo:color="#000000" officeooo:paragraph-rsid="0009d2fa" fo:background-color="transparent"/>
    </style:style>
    <style:style style:name="P10" style:family="paragraph" style:parent-style-name="Standard">
      <style:paragraph-properties fo:margin-top="0in" fo:margin-bottom="0in"/>
      <style:text-properties fo:font-size="2pt" officeooo:paragraph-rsid="0009d2fa" fo:background-color="transparent" style:font-size-asian="2pt" style:font-size-complex="2pt"/>
    </style:style>
    <style:style style:name="P11" style:family="paragraph" style:parent-style-name="Table_20_Contents">
      <style:paragraph-properties fo:text-align="center" style:justify-single-word="false"/>
      <style:text-properties fo:color="#000000" officeooo:paragraph-rsid="0009d2fa" fo:background-color="transparent"/>
    </style:style>
    <style:style style:name="P12" style:family="paragraph" style:parent-style-name="Table_20_Contents">
      <style:text-properties fo:color="#000000" officeooo:paragraph-rsid="0009d2fa" fo:background-color="transparent"/>
    </style:style>
    <style:style style:name="P13" style:family="paragraph" style:parent-style-name="Table_20_Contents">
      <style:text-properties officeooo:paragraph-rsid="0009d2fa" fo:background-color="transparent"/>
    </style:style>
    <style:style style:name="P14" style:family="paragraph" style:parent-style-name="Heading_20_1" style:master-page-name="HTML">
      <style:paragraph-properties style:page-number="auto" fo:padding="0.0193in" fo:border="0.0138in solid #000000"/>
      <style:text-properties fo:color="#000000" officeooo:paragraph-rsid="0009d2fa" fo:background-color="transparent"/>
    </style:style>
    <style:style style:name="P15" style:family="paragraph" style:parent-style-name="Heading_20_3" style:list-style-name="">
      <style:text-properties officeooo:paragraph-rsid="0009d2fa" fo:background-color="transparent"/>
    </style:style>
    <style:style style:name="T1" style:family="text">
      <style:text-properties fo:color="#000000"/>
    </style:style>
    <style:style style:name="T2" style:family="text">
      <style:text-properties fo:color="#000000" fo:font-style="italic"/>
    </style:style>
    <style:style style:name="T3" style:family="text">
      <style:text-properties fo:color="#000000" fo:font-style="italic" officeooo:rsid="0009d2fa"/>
    </style:style>
    <style:style style:name="T4" style:family="text">
      <style:text-properties fo:color="#000000" fo:font-weight="bold"/>
    </style:style>
    <style:style style:name="T5" style:family="text">
      <style:text-properties fo:color="#000000" officeooo:rsid="0009d2fa"/>
    </style:style>
    <style:style style:name="T6" style:family="text">
      <style:text-properties fo:font-style="italic"/>
    </style:style>
    <style:style style:name="T7" style:family="text">
      <style:text-properties fo:font-weight="bold"/>
    </style:style>
    <style:style style:name="T8" style:family="text">
      <style:text-properties officeooo:rsid="0009d2fa"/>
    </style:style>
    <style:style style:name="T9" style:family="text">
      <style:text-properties style:text-position="33% 80%"/>
    </style:style>
    <style:style style:name="T10" style:family="text">
      <style:text-properties fo:font-size="10pt" style:font-size-asian="10pt" style:font-size-complex="10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rimera Jornada de Doctorandos de Computación FaMAF, Universidad Nacional de Córdoba</text:p>
      <text:h text:style-name="P2" text:outline-level="2"><text:span text:style-name="T1">6 de Diciembre, 20</text:span><text:span text:style-name="T5">10</text:span></text:h>
      <text:h text:style-name="P15" text:outline-level="3"><text:span text:style-name="T1">Programa del Evento</text:span></text:h>
      <text:p text:style-name="P10"><text:bookmark text:name="programa"/></text:p>
      <table:table table:name="Table1" table:style-name="Table1">
        <table:table-column table:style-name="Table1.A"/>
        <table:table-column table:style-name="Table1.B"/>
        <table:table-column table:style-name="Table1.C"/>
        <table:table-row>
          <table:table-cell table:style-name="Table1.A1" office:value-type="string">
            <text:p text:style-name="P11"/>
          </table:table-cell>
          <table:table-cell table:style-name="Table1.A1" office:value-type="string">
            <text:p text:style-name="P11">09.00 - 09.10</text:p>
          </table:table-cell>
          <table:table-cell table:style-name="Table1.C1" office:value-type="string">
            <text:p text:style-name="P12">Apertura</text:p>
          </table:table-cell>
        </table:table-row>
        <table:table-row>
          <table:table-cell table:style-name="Table1.A2" office:value-type="string">
            <text:p text:style-name="P11"/>
          </table:table-cell>
          <table:table-cell table:style-name="Table1.A2" office:value-type="string">
            <text:p text:style-name="P11">09.10 - 09.30</text:p>
          </table:table-cell>
          <table:table-cell table:style-name="Table1.C2" office:value-type="string">
            <text:p text:style-name="P12"><text:span text:style-name="T6">Raul Fervari</text:span><text:line-break/><text:span text:style-name="T7">Lógicas Modales: Clásicas y Dinámicas</text:span> </text:p>
          </table:table-cell>
        </table:table-row>
        <table:table-row>
          <table:table-cell table:style-name="Table1.A2" office:value-type="string">
            <text:p text:style-name="P11"/>
          </table:table-cell>
          <table:table-cell table:style-name="Table1.A2" office:value-type="string">
            <text:p text:style-name="P11">09.30 - 09.50</text:p>
          </table:table-cell>
          <table:table-cell table:style-name="Table1.C2" office:value-type="string">
            <text:p text:style-name="P12"><text:span text:style-name="T6">Romina Altamirano</text:span><text:line-break/><text:span text:style-name="T7">Mejorando la traducción automática a través de la incorporación de conocimiento lingüístico, simplificación textual, y combinación de motores de traducción</text:span> </text:p>
          </table:table-cell>
        </table:table-row>
        <table:table-row>
          <table:table-cell table:style-name="Table1.A2" office:value-type="string">
            <text:p text:style-name="P11"/>
          </table:table-cell>
          <table:table-cell table:style-name="Table1.A2" office:value-type="string">
            <text:p text:style-name="P11">09.50 - 10.10</text:p>
          </table:table-cell>
          <table:table-cell table:style-name="Table1.C2" office:value-type="string">
            <text:p text:style-name="P12"><text:span text:style-name="T6">Araceli Acosta</text:span><text:line-break/><text:span text:style-name="T7">Herramientas y mecanismos formales para el tratamiento de la tolerancia a fallas: Síntesis de controladores</text:span> </text:p>
          </table:table-cell>
        </table:table-row>
        <table:table-row>
          <table:table-cell table:style-name="Table1.A2" office:value-type="string">
            <text:p text:style-name="P11"/>
          </table:table-cell>
          <table:table-cell table:style-name="Table1.A2" office:value-type="string">
            <text:p text:style-name="P11">10.10 - 10.30</text:p>
          </table:table-cell>
          <table:table-cell table:style-name="Table1.C2" office:value-type="string">
            <text:p text:style-name="P12"><text:span text:style-name="T6">Miguel Pagano</text:span><text:line-break/><text:span text:style-name="T7">Normalización por evaluación</text:span> </text:p>
          </table:table-cell>
        </table:table-row>
        <table:table-row>
          <table:table-cell table:style-name="Table1.A2" office:value-type="string">
            <text:p text:style-name="P11"/>
          </table:table-cell>
          <table:table-cell table:style-name="Table1.A2" office:value-type="string">
            <text:p text:style-name="P11">10.30 - 11.00</text:p>
          </table:table-cell>
          <table:table-cell table:style-name="Table1.C2" office:value-type="string">
            <text:p text:style-name="P12">Coffee Break</text:p>
          </table:table-cell>
        </table:table-row>
        <table:table-row>
          <table:table-cell table:style-name="Table1.A2" office:value-type="string">
            <text:p text:style-name="P11"/>
          </table:table-cell>
          <table:table-cell table:style-name="Table1.A2" office:value-type="string">
            <text:p text:style-name="P11">11.00 - 11.20</text:p>
          </table:table-cell>
          <table:table-cell table:style-name="Table1.C2" office:value-type="string">
            <text:p text:style-name="P12"><text:span text:style-name="T6">Martin Dominguez</text:span><text:line-break/><text:span text:style-name="T7">Análisis no supervisado de dependencias basado en Gramáticas Biléxicas</text:span> </text:p>
          </table:table-cell>
        </table:table-row>
        <table:table-row>
          <table:table-cell table:style-name="Table1.A2" office:value-type="string">
            <text:p text:style-name="P11"/>
          </table:table-cell>
          <table:table-cell table:style-name="Table1.A2" office:value-type="string">
            <text:p text:style-name="P11">11.20 - 11.40</text:p>
          </table:table-cell>
          <table:table-cell table:style-name="Table1.C2" office:value-type="string">
            <text:p text:style-name="P13"><text:span text:style-name="T2">Hernan Casalánguida</text:span><text:span text:style-name="T1"><text:line-break/></text:span><text:span text:style-name="T4">Desarrollo de Familias de Aplicaciones Web con Transformación de Modelos</text:span><text:span text:style-name="T1"> </text:span></text:p>
          </table:table-cell>
        </table:table-row>
        <table:table-row>
          <table:table-cell table:style-name="Table1.A2" office:value-type="string">
            <text:p text:style-name="P11"/>
          </table:table-cell>
          <table:table-cell table:style-name="Table1.A2" office:value-type="string">
            <text:p text:style-name="P11">11.40 - 12.00</text:p>
          </table:table-cell>
          <table:table-cell table:style-name="Table1.C2" office:value-type="string">
            <text:p text:style-name="P12"><text:span text:style-name="T6">Julio Castillo</text:span><text:line-break/><text:span text:style-name="T7">Reconocimiento de Implicación Textual empleando Aprendizaje Automático </text:span></text:p>
          </table:table-cell>
        </table:table-row>
        <table:table-row>
          <table:table-cell table:style-name="Table1.A2" office:value-type="string">
            <text:p text:style-name="P11"/>
          </table:table-cell>
          <table:table-cell table:style-name="Table1.A2" office:value-type="string">
            <text:p text:style-name="P11">12.00 - 12.20</text:p>
          </table:table-cell>
          <table:table-cell table:style-name="Table1.C2" office:value-type="string">
            <text:p text:style-name="P12"><text:span text:style-name="T6">Eduardo Romero</text:span><text:line-break/><text:span text:style-name="T7">AI Planning and Scheduling: enfoques, formalismos y aplicaciones </text:span></text:p>
          </table:table-cell>
        </table:table-row>
        <table:table-row>
          <table:table-cell table:style-name="Table1.A2" office:value-type="string">
            <text:p text:style-name="P11"/>
          </table:table-cell>
          <table:table-cell table:style-name="Table1.A2" office:value-type="string">
            <text:p text:style-name="P11">12.20 - 14.00</text:p>
          </table:table-cell>
          <table:table-cell table:style-name="Table1.C2" office:value-type="string">
            <text:p text:style-name="P12">Almuerzo</text:p>
          </table:table-cell>
        </table:table-row>
      </table:table>
      <text:p text:style-name="P7"/>
      <table:table table:name="Table2" table:style-name="Table2">
        <table:table-column table:style-name="Table2.A"/>
        <table:table-column table:style-name="Table2.B"/>
        <table:table-column table:style-name="Table2.C"/>
        <text:soft-page-break/>
        <table:table-row>
          <table:table-cell table:style-name="Table2.A1" office:value-type="string">
            <text:p text:style-name="P11"/>
          </table:table-cell>
          <table:table-cell table:style-name="Table2.A1" office:value-type="string">
            <text:p text:style-name="P11">14.00 - 14.20</text:p>
          </table:table-cell>
          <table:table-cell table:style-name="Table2.C1" office:value-type="string">
            <text:p text:style-name="P12"><text:span text:style-name="T6">Franco Luque</text:span><text:line-break/><text:span text:style-name="T7">Inducción No Supervisada de Gramáticas de Lenguaje Natural</text:span> </text:p>
          </table:table-cell>
        </table:table-row>
        <table:table-row>
          <table:table-cell table:style-name="Table2.A2" office:value-type="string">
            <text:p text:style-name="P11"/>
          </table:table-cell>
          <table:table-cell table:style-name="Table2.A2" office:value-type="string">
            <text:p text:style-name="P11">14.20 - 14.40</text:p>
          </table:table-cell>
          <table:table-cell table:style-name="Table2.C2" office:value-type="string">
            <text:p text:style-name="P12"><text:span text:style-name="T6">Cecilia Kilmurray</text:span><text:line-break/><text:span text:style-name="T7">Utilizando Lógicas Deónticas y Temporales para la Especificación de Sistemas Tolerantes a Fallas</text:span> </text:p>
          </table:table-cell>
        </table:table-row>
        <table:table-row>
          <table:table-cell table:style-name="Table2.A2" office:value-type="string">
            <text:p text:style-name="P11"/>
          </table:table-cell>
          <table:table-cell table:style-name="Table2.A2" office:value-type="string">
            <text:p text:style-name="P11">14.40 - 15.00</text:p>
          </table:table-cell>
          <table:table-cell table:style-name="Table2.C2" office:value-type="string">
            <text:p text:style-name="P12">Charla 11: <text:line-break/><text:span text:style-name="T6">Renzo Degiovanni</text:span><text:line-break/><text:span text:style-name="T7">Análisis Automático basado en SAT aplicado a la Validación de Requisitos de Software</text:span> </text:p>
          </table:table-cell>
        </table:table-row>
        <table:table-row>
          <table:table-cell table:style-name="Table2.A2" office:value-type="string">
            <text:p text:style-name="P11"/>
          </table:table-cell>
          <table:table-cell table:style-name="Table2.A2" office:value-type="string">
            <text:p text:style-name="P11">15.00 - 15.20</text:p>
          </table:table-cell>
          <table:table-cell table:style-name="Table2.C2" office:value-type="string">
            <text:p text:style-name="P12"><text:span text:style-name="T6">Valeria Bengolea</text:span><text:line-break/><text:span text:style-name="T7">Mejoras en la Generación de casos de Test en Korat usando Criterios de Test</text:span> </text:p>
          </table:table-cell>
        </table:table-row>
        <table:table-row>
          <table:table-cell table:style-name="Table2.A2" office:value-type="string">
            <text:p text:style-name="P11"/>
          </table:table-cell>
          <table:table-cell table:style-name="Table2.A2" office:value-type="string">
            <text:p text:style-name="P11">15.20 - 16.30</text:p>
          </table:table-cell>
          <table:table-cell table:style-name="Table2.C2" office:value-type="string">
            <text:p text:style-name="P12">Merienda</text:p>
          </table:table-cell>
        </table:table-row>
        <table:table-row>
          <table:table-cell table:style-name="Table2.A2" office:value-type="string">
            <text:p text:style-name="P11"/>
          </table:table-cell>
          <table:table-cell table:style-name="Table2.A2" office:value-type="string">
            <text:p text:style-name="P11">16.30 - 16.50</text:p>
          </table:table-cell>
          <table:table-cell table:style-name="Table2.C2" office:value-type="string">
            <text:p text:style-name="P12"><text:span text:style-name="T6">Nicolás Wolovick</text:span><text:line-break/><text:span text:style-name="T7">Measurability for Safety Verification of Stochastic Hybrid Systems</text:span> </text:p>
          </table:table-cell>
        </table:table-row>
        <table:table-row>
          <table:table-cell table:style-name="Table2.A2" office:value-type="string">
            <text:p text:style-name="P11"/>
          </table:table-cell>
          <table:table-cell table:style-name="Table2.A2" office:value-type="string">
            <text:p text:style-name="P11">16.50 - 17.10</text:p>
          </table:table-cell>
          <table:table-cell table:style-name="Table2.C2" office:value-type="string">
            <text:p text:style-name="P12"><text:span text:style-name="T6">Ezequiel Orbe</text:span><text:line-break/><text:span text:style-name="T7">Machine-based Heuristics for propositional SAT solving</text:span> </text:p>
          </table:table-cell>
        </table:table-row>
        <table:table-row>
          <table:table-cell table:style-name="Table2.A2" office:value-type="string">
            <text:p text:style-name="P11"/>
          </table:table-cell>
          <table:table-cell table:style-name="Table2.A2" office:value-type="string">
            <text:p text:style-name="P11">17.10 - 17.30</text:p>
          </table:table-cell>
          <table:table-cell table:style-name="Table2.C2" office:value-type="string">
            <text:p text:style-name="P12"><text:span text:style-name="T6">Matias Lee</text:span><text:line-break/><text:span text:style-name="T7">A Refinement Based Notion of Non-Interference for Interface Automata: Compositionality, Decidability and Synthesis</text:span> </text:p>
          </table:table-cell>
        </table:table-row>
        <table:table-row>
          <table:table-cell table:style-name="Table2.A2" office:value-type="string">
            <text:p text:style-name="P11"/>
          </table:table-cell>
          <table:table-cell table:style-name="Table2.A2" office:value-type="string">
            <text:p text:style-name="P11">17.30 - 17.50</text:p>
          </table:table-cell>
          <table:table-cell table:style-name="Table2.C2" office:value-type="string">
            <text:p text:style-name="P12"><text:span text:style-name="T6">Silvia Pelozo</text:span><text:line-break/><text:span text:style-name="T7">Razonando sobre seguridad en sistemas distribuidos probabilistas por medio de alcanzabilidad acotada</text:span> </text:p>
          </table:table-cell>
        </table:table-row>
        <table:table-row>
          <table:table-cell table:style-name="Table2.A2" office:value-type="string">
            <text:p text:style-name="P11"/>
          </table:table-cell>
          <table:table-cell table:style-name="Table2.A2" office:value-type="string">
            <text:p text:style-name="P11">17.50 - 18.10</text:p>
          </table:table-cell>
          <table:table-cell table:style-name="Table2.C2" office:value-type="string">
            <text:p text:style-name="P12"><text:span text:style-name="T6">Renato Cherini</text:span><text:line-break/><text:span text:style-name="T7">Verificación de sistemas de código que utilizan memoria dinámica</text:span> </text:p>
          </table:table-cell>
        </table:table-row>
        <table:table-row>
          <table:table-cell table:style-name="Table2.A2" office:value-type="string">
            <text:p text:style-name="P11"/>
          </table:table-cell>
          <table:table-cell table:style-name="Table2.A2" office:value-type="string">
            <text:p text:style-name="P11">18.10 - 18.30</text:p>
          </table:table-cell>
          <table:table-cell table:style-name="Table2.C2" office:value-type="string">
            <text:p text:style-name="P12">Cierre</text:p>
          </table:table-cell>
        </table:table-row>
      </table:table>
      <text:p text:style-name="P8"/>
      <text:h text:style-name="P1" text:outline-level="2"><text:span text:style-name="T8"/></text:h>
      <text:h text:style-name="P3" text:outline-level="2"><text:span text:style-name="T8">Resumen de las Charlas</text:span></text:h>
      <text:p text:style-name="P9"/>
      <text:list xml:id="list1937605868" text:style-name="L1">
        <text:list-item>
          <text:p text:style-name="P4">Araceli Acosta [<text:span text:style-name="T6">acostaaraceli AT gmail.com</text:span>] <text:line-break/><text:span text:style-name="T7">Herramientas y mecanismos formales para el tratamiento de la tolerancia a fallas: Síntesis de controladores</text:span> </text:p>
          <text:p text:style-name="P6">Contaré un poco de qué se trata mi tema de doctorado, y una pequeña introducción a la técnica formal con la que estoy trabajando en este momento, "Síntesis de controladores", y su aplicación a la tolerancia a fallas. </text:p>
        </text:list-item>
        <text:list-item>
          <text:p text:style-name="P4">Romina Altamirano [<text:span text:style-name="T6">romina.altamirano AT gmail.com</text:span>]<text:line-break/><text:span text:style-name="T7">Mejorando la traducción automática a través de la incorporación de conocimiento lingüístico, simplificación textual, y combinación de motores de traducción</text:span> </text:p>
          <text:p text:style-name="P6">La traducción automática es una tarea compleja porque requiere análisis de texto de origen, resolver ambigüedades de diversos tipos y generación de texto en el idioma destino. Actualmente no existe un traductor de propósito general que exitosamente haga su tarea en todos los idiomas y dominios, Mejorar algún aspecto de la traducción automática reduciría notablemente el trabajo de post-edición, entre esas mejoras que se pueden realizar estan la de agregar conocimiento lingüístico, simplificar el texto en una etapa de pre-edición, y combinar motores de traducción para explotar mejor las ventajas de cada uno de ellos. </text:p>
        </text:list-item>
        <text:list-item>
          <text:p text:style-name="P4">Valeria Bengolea [<text:span text:style-name="T6">vbengolea AT dc.exa.unrc.edu.ar</text:span>]<text:line-break/><text:span text:style-name="T7">Mejoras en la Generación de casos de Test en Korat usando Criterios de Test</text:span> </text:p>
          <text:p text:style-name="P6">La generación automática de casos de test es una área de investigación muy activa en la actualidad, dentro de la cual la generación de casos de test para estructuras complejas alojadas en memoria dinámica, tales como árboles balanceados, grafos, etc., es particularmente difícil. Korat es una herramienta/algoritmo que resuelve este problema de manera bastante efectiva, mediante la exploración exhaustiva de potenciales casos de test. El mecanismo de constraint solving de Korat está basado en búsqueda (backtracking), y depende fuertemente de una poderosa técnica de poda. En esta charla presentaré una técnica para mejorar la generación de casos de test de la manera realizada por Korat, guiando la búsqueda a través de la consideración de un criterio de test. Tal criterio se emplea para poder podar la búsqueda aún más, pero de una manera similar a la utilizada por Korat. Presentaré la técnica junto con algunos resultados experimentales que muestran la performance de la técnica desarrollada para algunos criterios de test, y una comparación con Korat estándar. </text:p>
        </text:list-item>
        <text:list-item>
          <text:p text:style-name="P4">Hernán Casalánguida [<text:span text:style-name="T6">9dearea AT gmail.com</text:span>]<text:line-break/><text:span text:style-name="T7">Desarrollo de Familias de Aplicaciones Web con Transformación de Modelos</text:span> </text:p>
          <text:p text:style-name="P6">El problema general a estudiar es el de definir una metodología apropiada para el desarrollo de familias de aplicaciones web (FAW) intensivas en datos e incluyendo aplicaciones de internet ricas. Actualmente existe una presión muy grande para disminuir los costos y los tiempos de desarrollo de aplicaciones web; al mismo tiempo los diversos atributos de calidad de este tipo de software se ven afectados por el estilo de desarrollo desde cero. La disponibilidad de métodos, conceptos de modelado, abstracciones básicas y por supuesto frameworks de desarrollo permitiría contribuir de manera muy importante a esta problemática. La ingeniería de FAW permitirá a las empresas mayores utilidades, mayor calidad en los productos y tiempos más cortos de desarrollo al poder construir las aplicaciones web de una FAW apoyándose en una infraestructura reutilizable. A pesar que la ingeniería de familias de aplicaciones (IFA) es un área que empezó al comienzo de los 80, casi no se ha estudiado la ingeniería de FAW y la investigación permitirá mejorar y comprender mejor esta nueva rama de la IFA. </text:p>
        </text:list-item>
        <text:list-item>
          <text:p text:style-name="P6">Julio Castillo [<text:span text:style-name="T6">jotacastillo AT gmail.com</text:span>] <text:line-break/><text:span text:style-name="T7">Reconocimiento de Implicación Textual empleando Aprendizaje Automático </text:span></text:p>
          <text:p text:style-name="P6">Dados dos fragmentos de textos llamados T(Texto) e H(Hipótesis), la tarea de reconocimiento de implicación textual consiste en determinar si el significado de H puede ser inferido tomando T como valido o en el contexto de T. De esta manera, la noción de "implicación" se define como una relación unidireccional que se sostiene entre dos expresiones del lenguaje, mientras que la relación opuesta podría no mantenerse. Como resultado podríamos tener que esta relación se sostiene, que la hipótesis H contradice el texto T, o bien que no hay suficiente información o se desconoce tal relación. Así, en esta charla se dará una introducción al problema del Reconocimiento de Implicación Textual, y a una aproximación utilizando aprendizaje automático para su resolución. Se hablará sobre la evolución de dicha tarea desde su definición inicial y se comentarán algunos resultados obtenidos hasta el momento. </text:p>
        </text:list-item>
      </text:list>
      <text:p text:style-name="P5"/>
      <text:p text:style-name="P5"/>
      <text:list xml:id="list2056240578" text:continue-numbering="true" text:style-name="L1">
        <text:list-item>
          <text:p text:style-name="P4"><text:soft-page-break/>Renato Cherini [<text:span text:style-name="T6">cherini AT gmail.com</text:span>]<text:line-break/><text:span text:style-name="T7">Verificación de sistemas de código que utilizan memoria dinámica</text:span> </text:p>
          <text:p text:style-name="P6">La Separation Logic es el estándar de facto en la verificación formal de programas que utilizan memoria dinámica para implementar estructuras de datos mutables. Se introducirá brevemente esta lógica y se discutirá sobre dos limitaciones que se encuentran al utilizarla en la verificación de sistemas de código: por un lado, en cuanto a la expresividad, la imposibilidad de especificar estructuras de datos que comparten la memoria para su representación de forma compatible con el principio de "information hiding" característico de los actuales paradigmas de programación imperativa; por otro lado, en un aspecto mas práctico, la complejidad de las demostraciones necesarias y la dificultad de llevarlas adelante de forma manual. Se presentarán dos trabajos que apuntan a resolver estas dificultades.</text:p>
        </text:list-item>
        <text:list-item>
          <text:p text:style-name="P4">Renzo Degiovanni [<text:span text:style-name="T6">rdegiovanni8 AT gmail.com</text:span>] <text:line-break/><text:span text:style-name="T7">Análisis Automático basado en SAT aplicado a la Validación de Requisitos de Software</text:span> </text:p>
          <text:p text:style-name="P6">Existe una amplia variedad de notaciones para la descripción de requisitos de software, pero aquellas con una semántica formal son particularmente apropiadas para el análisis. En particular, la notación tabular de Parnas y el método Software Cost Reduction (SCR) resultan convenientes para la descripción formal de requisitos, pues basan sus notaciones en formas adecuadas de organizar expresiones relacionales, de manera tal que su comprensión y manipulación sea más efectiva. En esta charla discutiremos algunas ideas de cómo atacar el problema de utilizar análisis basado en SAT para tareas ligadas a la validación de requisitos de software especificados en las notaciones tabulares mencionadas, y aprovechando características propias de estas notaciones. Entre los objetivos de análisis se encuentran el conseguir documentos de requisitos completos y consistentes. Veremos que el análisis basado en SAT requiere, al igual que otras técnicas de análisis automático, de mecanismos que contribuyan a su escalabilidad. Discutiremos uno particular, basado en abstracción, que resulta útil en el contexto de especificaciones tabulares. </text:p>
        </text:list-item>
        <text:list-item>
          <text:p text:style-name="P4">Martin Dominguez [<text:span text:style-name="T6">mardom75 AT gmail.com</text:span>] <text:line-break/><text:span text:style-name="T7">Análisis de Dependencias no supervisado de dependencias basado en Gramáticas Biléxicas</text:span> </text:p>
          <text:p text:style-name="P6">El análisis de dependencias no supervisado, cuyo objetivo es adquirir conocimiento de un lenguaje a partir de un corpus sin ninguna anotación, ha tomado gran importancia en el área del procesamiento natural en los últimos años. Es utilizado como parte de sistemas de traducción automática, sistemas de diálogos, buscadores y respuesta a preguntas (question answering), entre otros. El análisis de dependencias tiene como foco construir un modelo que permita inferir el árbol de dependencias para una oración dada. En esta charla introducimos un analizador de dependencias no supervisado basado en gramáticas biléxicas. El modelo está basado en la inferencia de una gramática bilexica, la cual se construye a partir de un conjunto de autómatas que modelan el lenguaje de dependencias para cada categoría sintáctica (verbos, sustantivos, etc). Los resultados obtenidos por nuestro analizador son comparables con el estado del arte para el idioma inglés en oraciones de hasta diez palabras. La arquitectura definida, al estar basada en autómatas, permite mucha flexibilidad; permitiendo definir distintas estructuras, dependiendo de los idiomas y de las categoras sintácticas. Debido a esto, esperamos en trabajos futuros obtener buenos resultados tanto para oraciones de mayor longitud, como para otros idiomas como el alemán, el turco y el español. </text:p>
        </text:list-item>
        <text:list-item>
          <text:p text:style-name="P4">Raúl Fervari [<text:span text:style-name="T6">rfervari AT gmail.com</text:span>] <text:line-break/><text:span text:style-name="T7">Lógicas Modales: Clásicas y Dinámicas</text:span> </text:p>
          <text:p text:style-name="P6">En la charla se presentará una introducción a algunos lenguajes lógicos simples para mostrar la importancia de este tipo de lenguajes en nuestro trabajo (aplicaciones, preguntas a responder, resultados generales, etc.), y sus limitaciones (expresividad, complejidad, etc.). Luego se procederá a introducir de una manera más formal el lenguaje modal básico, qué nos permite decir acerca de estructuras relacionales, y se mostrará por que no resulta suficiente para explorar todas las características de dichas estructuras, haciendo referencia a propiedades dinámicas de los modelos. Para estudiar estas ideas, se presentarán dos lenguajes creados con este fin: memory logic y swap logic. El primer lenguaje se introducirá formal e informalmente a modo de ejemplo, mientras que el segundo, por ser específicamente el tema en el que estamos trabajando en el momento, se presentará mediante algunos resultados preliminares y discutiendo problemas aún sin resolver. </text:p>
        </text:list-item>
      </text:list>
      <text:p text:style-name="P5"/>
      <text:p text:style-name="P5"/>
      <text:p text:style-name="P5"/>
      <text:p text:style-name="P5"/>
      <text:p text:style-name="P5"/>
      <text:p text:style-name="P5"/>
      <text:list xml:id="list96699364" text:continue-numbering="true" text:style-name="L1">
        <text:list-item>
          <text:p text:style-name="P4"><text:soft-page-break/>Cecilia Kilmurray [<text:span text:style-name="T6">ckilmurray AT dc.exa.unrc.edu.ar</text:span>]<text:line-break/><text:span text:style-name="T7">Utilizando Lógicas Deónticas y Temporales para la Especificación de Sistemas Tolerantes a Fallas</text:span> </text:p>
          <text:p text:style-name="P6">En la actualidad la tolerancia a fallas cada vez adquiere mas importancia, esto se debe a que cada día hay mas sistemas críticos en donde es necesario garantizar cierto comportamiento deseado aún ante la ocurrencia ocasional de fallas. Ejemplos de estos sistemas son: centrales nucleares, aviones, dispositivos médicos y cualquier otro sistema que se caracterice por un funcionamiento continuo, durante largo plazos de tiempo, y sin posibilidad de intervención. El interés en este tipo de sistemas, con altos niveles de disponibilidad y confiabilidad, ha llevado a un gran desarrollo a esta área de la computación. Sin embargo una característica sorprendente de la tolerancia a fallas es la falta de soluciones de propósito general, o ambientes para el análisis de sistemas tolerantes a fallas. La amplia mayoría de las soluciones a problemas de tolerancia a fallas son ad hoc, y atacan problemas particulares en contextos específicos. En el caso de técnicas para tolerancia a fallas en software, las soluciones más importantes tienen que ver con redundancia o diversidad. En esta charla presentaré brevemente las características básicas de algunos frameworks lógicos que pensamos utilizar para razonar sobre tolerancia a fallas. En particular mostraré algunos ejemplos para ilustrar la capacidad de ciertas lógicas deónticas para capturar nociones relacionadas con tolerancia a fallas. Culminaré presentando algunas de las ideas de lo que respecta a análisis probabilístico de propiedades de sistemas, como esto se relaciona con lo antes explicado y el plan de trabajo a futuro. </text:p>
        </text:list-item>
        <text:list-item>
          <text:p text:style-name="P4">Matias Lee [<text:span text:style-name="T6">lee.matias AT gmail.com</text:span>]<text:line-break/><text:span text:style-name="T7">A Refinement Based Notion of Non-Interference for Interface Automata: Compositionality, Decidability and Synthesis</text:span> </text:p>
          <text:p text:style-name="P6">Interface automata (IA) introduce a framework to model stateful interfaces. Interface structures for security (ISS) extend IA to cope with security properties. In this work, we argue that bisimulation-based non interference is not quite appropriate to characterize security on ISSs. We instead introduce a refinement-based variant of non-interference that fits better in this context. Moreover, we show that these new properties are not preserved by composition, but give sufficient conditions to ensure compositionality. We give two algorithms. The first one determines if an ISS satisfies the refinement-based non-interference property. The second one, determines if an ISS can be made secure by controlling some input actions, and if so, synthesizes the secure ISS. </text:p>
        </text:list-item>
        <text:list-item>
          <text:p text:style-name="P4">Franco Luque [<text:span text:style-name="T6">francolq AT gmail.com</text:span>]<text:line-break/><text:span text:style-name="T7">Inducción No Supervisada de Gramáticas de Lenguaje Natural</text:span> </text:p>
          <text:p text:style-name="P4"><text:span text:style-name="T10">Uno de los problemas centrales del área de Procesamiento de Lenguaje Natural es el desarrollo de analizadores sintácticos (parsers) de oraciones. En el caso supervisado, los parsers "aprenden" la gramática de una lengua en una fase previa de entrenamiento, en la que se utiliza un corpus de texto previamente analizado sintácticamente por lingüistas. El caso no supervisado es una versión mucho más compleja del problema de análisis sintáctico. En este caso, los parsers se entrenan solamente con oraciones sin analizar, es decir, con texto de lenguaje natural en bruto. El parsing no supervisado resulta interesante para su aplicación en idiomas para los que no existen corpus sintácticos, y también para modelar la adquisición del lenguaje por parte de los humanos, un problema central de estudio de las ciencias cognitivas. Un área relacionada al parsing no supervisado de lenguaje natural es el de la Inferencia Gramatical de lenguajes formales. En este ámbito se estudia la posibilidad de aprender un lenguaje formal a partir de una secuencia de ejemplos del lenguaje. Existen definiciones formales para aprendibilidad de diferentes tipos, y resultados de aprendibilidad para diferentes clases de lenguajes dentro de la jerarquía de Chomsky. En esta charla presentaré el problema de parsing no supervisado desde el punto de vista de la Inferencia Gramatical, relacionando el lenguaje natural con los lenguajes formales.</text:span> </text:p>
        </text:list-item>
        <text:list-item>
          <text:p text:style-name="P4">Ezequiel Orbe [<text:span text:style-name="T6">ezequiel.orbe AT gmail.com</text:span>] <text:line-break/><text:span text:style-name="T7">Machine-based Heuristics for propositional SAT solving</text:span> </text:p>
          <text:p text:style-name="P6">This talk, consists of two parts. In the first one, I will present the main goals of our research, which aims at the development of new machine-learning based algorithms and heuristics, and the improvement of the existing ones, in particular, branching heuristics, in the context of complete sat solvers. In the second part, I will present a brief introduction to our current work, namely, exploiting symmetry in propositional sat-solving. The symmetry of a discrete object can be defined informally as a permutation of its components that leaves the object intact. In the context of sat-solving we can defined symmetry as a mapping of a sat problem onto itself that preserves its structure as well as its solutions. Many classes of reasoning problems, in particular, those arising from real world applications, displays a large amount of symmetry. In mathematical and common-sense reasoning, such symmetries are often used to reduce the difficulty of reasoning. The use of symmetries in search problems is conceptually simple. If several points of the search space are related by a symmetry then we never want to visit more than one of them. In order to accomplish this we must solve two problems. First, the symmetries need to be discovered. Second, we need to make use of the symmetries. The talk will present a survey of the theoretical background and techniques that are available to attack this two problems. </text:p>
        </text:list-item>
      </text:list>
      <text:p text:style-name="P5"/>
      <text:list xml:id="list1282206110" text:continue-numbering="true" text:style-name="L1">
        <text:list-item>
          <text:p text:style-name="P4"><text:soft-page-break/>Miguel Pagano [<text:span text:style-name="T6">miguel.pagano AT gmail.com</text:span>] <text:line-break/><text:span text:style-name="T7">Normalización por evaluación</text:span> </text:p>
          <text:p text:style-name="P6">Un sistema de tipos tiene además de las reglas de tipado algunas reglas de computación, que determinan una noción de forma normal para los términos. Una manera de obtener esa forma normal es utilizando Normalización por Evaluación; en esta técnica se utiliza un modelo semántico para el cual se puede definir una función de reificación que mapea ciertos elementos del dominio semántico a términos en forma normal. En esta charla presentaremos la técnica para el cálculo lambda simplemente tipado y luego comentaremos sobre trabajos recientes en Normalización por Evaluación para teorías de tipos dependientes. </text:p>
        </text:list-item>
        <text:list-item>
          <text:p text:style-name="P4">Silvia Pelozo [<text:span text:style-name="T6">spelozo AT famaf.unc.edu.ar</text:span>] <text:line-break/><text:span text:style-name="T7">Razonando sobre seguridad en sistemas distribuidos probabilistas por medio de alcanzabilidad acotada</text:span> </text:p>
          <text:p text:style-name="P6">La charla presenta avances del trabajo en curso para desarrollar un algoritmo que calcule propiedades cuantitativas de alcanzabilidad en sistemas distribuidos. Consideramos sistemas con comportamiento no determinista y probabilista, cuyos componentes deben basar sus decisiones sólo en información local. Esto es importante por dos razones: primero porque los límites de los valores de probabilidad son más realistas, y segundo porque permite razonar sobre propiedades de seguridad. Las técnicas tradicionales de model-checking probabilista resultan inadecuadas en estos sistemas, porque se basan en todas las posibles resoluciones del no determinismo introducido al intercalar procesos, considerando también opciones poco realistas, como por ejemplo que un proceso elija su siguiente acción de acuerdo a lo observado en otro proceso. Para salvar esta limitación recurrimos a restricciones sobre la resolución del no determinismo, como las de los schedulers distribuidos, los fuertemente distribuidos, y en particular en esta charla proponemos restricciones adicionales que permiten razonar sobre propiedades de seguridad. Por cuestiones de decidibilidad no es posible calcular propiedades de alcanzabilidad no acotada, pero discutimos un algoritmo para calcular alcanzabilidad acotada, consistente en la interpretación de la resolución del no determinismo como parámetros, con lo que se reduce el problema de model-checking a un problema de optimización no lineal. </text:p>
        </text:list-item>
        <text:list-item>
          <text:p text:style-name="P4">Eduardo Romero [<text:span text:style-name="T6">eromero AT conae.gov.ar</text:span>] <text:line-break/><text:span text:style-name="T7">AI Planning and Scheduling: enfoques, formalismos y aplicaciones</text:span> </text:p>
          <text:p text:style-name="P6">Los problemas de planificaciÃ³n y scheduling aparecen en contextos de lo mÃ¡s variados, y muchas veces veces estÃ¡n profundamente relacionados como un Ãºnico problema. Sin embargo, tanto en la prÃ¡ctica como en la teorÃ­a, las tÃ©cnicas utilizadas para resolverlos divergen profundamente en la forma de representaciÃ³n, en su alcance y en los tipos de problemas que son capaces de abordar. En esta charla se presentarÃ¡ de quÃ© se tratan este tipo de problemas y varios enfoques existentes para resolverlos. Pasando a las aplicaciones, voy a comentar cÃ³mo aparecen estos problemas de manera natural en las operaciones de misiones espaciales. </text:p>
        </text:list-item>
        <text:list-item>
          <text:p text:style-name="P4">Nicolás Wolovick [<text:span text:style-name="T6">nwolovick AT gmail.com</text:span>] <text:line-break/><text:span text:style-name="T7">Measurability for Safety Verification of Stochastic Hybrid Systems</text:span> </text:p>
          <text:p text:style-name="P6">Dealing with the interplay of randomness and continuous time is important for the formal verification of many real systems. Considering both facets is especially important for wireless sensor networks, distributed control applications, and many other systems of growing importance. An important traditional design and verification goal for such systems is to ensure that unsafe states can never be reached. In the stochastic setting, this translates to the question whether the probability to reach unsafe states remains tolerable. We consider stochastic hybrid systems where the continuous-time behavior is given by differential equations, as for usual hybrid systems. The discrete jumps are given by either continuous probabilities, or discrete probability distributions with continuous nondeterminism. The latter is exploited in an abstraction method that establishes safe upper bounds on reachability probabilities. To arrive there requires us to express the model in a semantic setting that could handle both continuous probabilism and nondeterminism. We will show that Nondeterministic Labeled Markov Process (NLMP) is an adequate model to capture this semantics. These examples will bring evidence that the hit sigma algebra, one of the novel ingredients of NLMP, is adequate for doing the proofs. We will also explore how to specify probabilistic nondeterminism using the generators Delta<text:span text:style-name="T9">p</text:span>(A) of the set of probabilities sigma algebra Delta(Sigm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Lohit Hindi" style:font-size-complex="14pt" style:font-weight-complex="bold"/>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rlos Areces</meta:initial-creator>
    <meta:creation-date>2010-12-03T18:22:27</meta:creation-date>
    <meta:printed-by>Carlos Areces</meta:printed-by>
    <meta:print-date>2010-12-03T18:46:10</meta:print-date>
    <meta:document-statistic meta:table-count="2" meta:image-count="0" meta:object-count="0" meta:page-count="6" meta:paragraph-count="82" meta:word-count="3248" meta:character-count="21716"/>
    <dc:date>2010-12-03T20:25:26</dc:date>
    <dc:creator>Carlos Areces</dc:creator>
    <meta:editing-duration>PT01H21M38S</meta:editing-duration>
    <meta:editing-cycles>1</meta:editing-cycles>
    <meta:generator>OpenOffice.org/3.2$Linux OpenOffice.org_project/320m19$Build-9505</meta:generator>
  </office:meta>
</office:document-meta>
</file>